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/ColorTable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pitch="variable"/>
    <style:font-face style:name="Courier New1" svg:font-family="'Courier New'"/>
    <style:font-face style:name="Droid Sans Fallback" svg:font-family="'Droid Sans Fallback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adornments="Normal" style:font-family-generic="swiss" style:font-pitch="variable"/>
    <style:font-face style:name="Open Sans3" svg:font-family="'Open Sans'" style:font-adornments="Normal" style:font-family-generic="roman" style:font-pitch="variable"/>
    <style:font-face style:name="Open Sans4" svg:font-family="'Open Sans'" style:font-adornments="Bold" style:font-family-generic="swiss" style:font-pitch="variable"/>
    <style:font-face style:name="Open Sans5" svg:font-family="'Open Sans'" style:font-adornments="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01cm"/>
      <style:paragraph-properties style:writing-mode="lr-tb"/>
    </style:style>
    <style:style style:name="pr1" style:family="presentation" style:parent-style-name="Impress-title">
      <style:graphic-properties fo:min-height="7.1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style:text-autospace="none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2pt" fo:text-shadow="none" style:text-underline-style="none" style:letter-kerning="true" style:font-name-asian="Courier New1" style:font-size-asian="12pt" style:font-name-complex="Courier New1" style:font-size-complex="1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Courier New1" fo:font-size="12pt" fo:text-shadow="none" style:text-underline-style="none" fo:font-weight="bold" style:letter-kerning="true" style:font-name-asian="Courier New1" style:font-size-asian="12pt" style:font-weight-asian="bold" style:font-name-complex="Courier New1" style:font-size-complex="12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Courier New1" fo:font-size="12pt" fo:text-shadow="none" style:text-underline-style="none" fo:font-weight="bold" style:letter-kerning="true" style:font-name-asian="Courier New1" style:font-size-asian="12pt" style:font-weight-asian="bold" style:font-name-complex="Courier New1" style:font-size-complex="12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loext:opacity="100%" style:text-outline="false" style:text-line-through-style="none" style:text-line-through-type="none" style:font-name="Courier New1" fo:font-size="12pt" fo:text-shadow="none" style:text-underline-style="none" fo:font-weight="bold" style:letter-kerning="true" style:font-name-asian="Courier New1" style:font-size-asian="12pt" style:font-weight-asian="bold" style:font-name-complex="Courier New1" style:font-size-complex="12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loext:opacity="100%" style:text-outline="false" style:text-line-through-style="none" style:text-line-through-type="none" style:font-name="Courier New1" fo:font-size="12pt" fo:text-shadow="none" style:text-underline-style="none" fo:font-weight="bold" style:letter-kerning="true" style:font-name-asian="Courier New1" style:font-size-asian="12pt" style:font-weight-asian="bold" style:font-name-complex="Courier New1" style:font-size-complex="12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Courier New1" fo:font-size="12pt" fo:font-style="italic" fo:text-shadow="none" style:text-underline-style="none" style:letter-kerning="true" style:font-name-asian="Courier New1" style:font-size-asian="12pt" style:font-style-asian="italic" style:font-name-complex="Courier New1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2pt" fo:font-style="normal" fo:text-shadow="none" style:text-underline-style="none" style:letter-kerning="true" style:font-name-asian="Courier New1" style:font-size-asian="12pt" style:font-style-asian="normal" style:font-name-complex="Courier New1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80" loext:opacity="100%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Courier New1" style:font-size-asian="12pt" style:font-style-asian="normal" style:font-weight-asian="bold" style:font-name-complex="Courier New1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0e7a" loext:opacity="100%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Courier New1" style:font-size-asian="12pt" style:font-style-asian="normal" style:font-weight-asian="bold" style:font-name-complex="Courier New1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Courier New1" style:font-size-asian="12pt" style:font-style-asian="normal" style:font-weight-asian="bold" style:font-name-complex="Courier New1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8000" loext:opacity="100%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Courier New1" style:font-size-asian="12pt" style:font-style-asian="normal" style:font-weight-asian="bold" style:font-name-complex="Courier New1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7.165cm" svg:x="1.8cm" svg:y="4.835cm" presentation:class="title" presentation:user-transformed="true">
          <draw:text-box>
            <text:p text:style-name="P1"><text:tab/><text:span text:style-name="T1">Android Overview:</text:span><text:span text:style-name="T1"><text:line-break/></text:span><text:span text:style-name="T1"> <text:s text:c="2"/>Intro to Activ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ndroid Overview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You‘ve already done some Android programming.</text:span></text:p>
              </text:list-item>
              <text:list-item>
                <text:p><text:span text:style-name="T3">This material may not be new, but it‘s worth reviewing.</text:span></text:p>
              </text:list-item>
              <text:list-item>
                <text:p><text:span text:style-name="T3">Android apps are typically made up of upto 4 connected component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<text:s/></text:span><text:span text:style-name="T3">Activities.</text:span></text:p>
                  </text:list-item>
                  <text:list-item>
                    <text:p><text:span text:style-name="T3"><text:s/></text:span><text:span text:style-name="T3">Services.</text:span></text:p>
                  </text:list-item>
                  <text:list-item>
                    <text:p><text:span text:style-name="T3"><text:s/></text:span><text:span text:style-name="T3">Broadcast receivers.</text:span></text:p>
                  </text:list-item>
                  <text:list-item>
                    <text:p><text:span text:style-name="T3"><text:s/></text:span><text:span text:style-name="T3">Content provid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ndroid Overview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4">Activities: </text:span><text:span text:style-name="T5">a single screen with a user interface (UI), the entry point for user interaction. Activities have to do a lot.</text:span></text:p>
                <text:list>
                  <text:list-item>
                    <text:p><text:span text:style-name="T5">Manage the lifecycle of the app, make sure things important to the user are kept around and not killed/stopped by the OS.</text:span></text:p>
                  </text:list-item>
                  <text:list-item>
                    <text:p><text:span text:style-name="T5">Help manage user flows between apps, possibly via intents, and within a given app.</text:span></text:p>
                  </text:list-item>
                </text:list>
              </text:list-item>
              <text:list-item>
                <text:p><text:span text:style-name="T4">Services:</text:span><text:span text:style-name="T5"> no UI. Typically runs in the background for long-running tasks, performs work for remote processes. Typically started by an activity. Eg. Keep playing that Spotify song even if you‘ve switched to some other ap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ndroid Overview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4">Broadcast receivers:</text:span><text:span text:style-name="T5"> components that allow the app to receive events from the OS that are </text:span><text:span text:style-name="T6">not</text:span><text:span text:style-name="T7"> a part of the regular function of the app. </text:span></text:p>
              </text:list-item>
              <text:list-item>
                <text:p><text:span text:style-name="T4">Content providers:</text:span><text:span text:style-name="T5"> manage shared app data to be stored either locally on the phone, on a remote database, or some persistent storage location. Eg. Contact information is managed by a content provider, can be used by other apps if they have permission.</text:span></text:p>
              </text:list-item>
              <text:list-item>
                <text:p><text:span text:style-name="T5">We‘ll focus on activities for now, but we‘ll discuss all these components, and how to program/use th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7.165cm" svg:x="1.8cm" svg:y="4.835cm" presentation:class="title" presentation:user-transformed="true">
          <draw:text-box>
            <text:p text:style-name="P1"><text:tab/><text:span text:style-name="T1">Activ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Let‘s discuss this from a coding perspective.</text:span></text:p>
              </text:list-item>
              <text:list-item>
                <text:p><text:span text:style-name="T3">We‘ll use Android studio and Kotlin.</text:span></text:p>
              </text:list-item>
              <text:list-item>
                <text:p><text:span text:style-name="T3">We‘ll focus for now on developing the UI used in activities, and in working efficiently with multiple activities.</text:span></text:p>
              </text:list-item>
              <text:list-item>
                <text:p><text:span text:style-name="T3">Later, we‘ll discuss the lifecycle of an activity and how it is managed by the OS.</text:span></text:p>
              </text:list-item>
              <text:list-item>
                <text:p><text:span text:style-name="T3">We‘ll also discuss user data persistence later.</text:span></text:p>
              </text:list-item>
              <text:list-item>
                <text:p><text:span text:style-name="T3">So, what is an Activity to a programm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Each screen/page in your app is an Activity.</text:span></text:p>
              </text:list-item>
              <text:list-item>
                <text:p><text:span text:style-name="T3">Each Activity involves at least a pair of files: a .java or .kt file, and a corresponding .xml file.</text:span></text:p>
              </text:list-item>
              <text:list-item>
                <text:p><text:span text:style-name="T3">The .kt file for an activity contains a subclass of the Activity class. For instance, </text:span><text:span text:style-name="T4">MainActivity</text:span><text:span text:style-name="T3"> almost always extends </text:span><text:span text:style-name="T4">AppCompatActivity</text:span><text:span text:style-name="T3">, which in turn extends </text:span><text:span text:style-name="T4">FragmentActivity</text:span><text:span text:style-name="T3">.</text:span></text:p>
              </text:list-item>
              <text:list-item>
                <text:p><text:span text:style-name="T3">You override specific functions of the base class that you‘re extending to get different kinds of functionality.</text:span></text:p>
              </text:list-item>
              <text:list-item>
                <text:p><text:span text:style-name="T3">For instance, if you override onCreate(), you get to do stuff right when the app is created. If you override onDestroy(), you handle cleanup when the app is destroy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The function names hint at some sort of lifecycle for an Activity, and for an app. More later.</text:span></text:p>
              </text:list-item>
              <text:list-item>
                <text:p><text:span text:style-name="T3">What goes in the .xml file? How does the .xml file interact with the .kt file?</text:span></text:p>
              </text:list-item>
              <text:list-item>
                <text:p><text:span text:style-name="T3">The .xml file contains our descriptions of UI elements.</text:span></text:p>
              </text:list-item>
              <text:list-item>
                <text:p><text:span text:style-name="T3">The .java file is responsible for </text:span><text:span text:style-name="T4">inflating</text:span><text:span text:style-name="T5"> the .xml file, and then managing events related to that UI.</text:span></text:p>
              </text:list-item>
              <text:list-item>
                <text:p><text:span text:style-name="T4">Inflating </text:span><text:span text:style-name="T5">in this context means</text:span></text:p>
                <text:list>
                  <text:list-item>
                    <text:p><text:span text:style-name="T5">First parse the .xml file</text:span></text:p>
                  </text:list-item>
                  <text:list-item>
                    <text:p><text:span text:style-name="T5">Create Java objects corresponding to the .xml file.</text:span></text:p>
                  </text:list-item>
                  <text:list-item>
                    <text:p><text:span text:style-name="T5">Provide the programmer means to interact with the Kotlin objects and therefore with the UI (using the </text:span><text:span text:style-name="T4">R</text:span><text:span text:style-name="T5"> clas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Let‘s look at a simple .xml file and its .kt mate.</text:span></text:p>
              </text:list-item>
              <text:list-item>
                <text:p><text:span text:style-name="T3">Included here for convenience. But we‘ll look at code.</text:span></text:p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5cm" svg:height="10.651cm" svg:x="0.2cm" svg:y="8.2cm">
          <draw:text-box>
            <text:p text:style-name="P6"><text:span text:style-name="T8">class </text:span><text:span text:style-name="T9">MainActivity : AppCompatActivity() {</text:span><text:span text:style-name="T9"><text:line-break/></text:span><text:span text:style-name="T9"> <text:s text:c="3"/></text:span><text:span text:style-name="T8">override fun </text:span><text:span text:style-name="T10">onCreate</text:span><text:span text:style-name="T9">(savedInstanceState: Bundle?) {</text:span><text:span text:style-name="T9"><text:line-break/></text:span><text:span text:style-name="T9"> <text:s text:c="7"/></text:span><text:span text:style-name="T8">super</text:span><text:span text:style-name="T9">.onCreate(savedInstanceState)</text:span><text:span text:style-name="T9"><text:line-break/></text:span><text:span text:style-name="T9"> <text:s text:c="7"/>setContentView(R.layout.activity_main)</text:span><text:span text:style-name="T9"><text:line-break/></text:span><text:span text:style-name="T9"> <text:s text:c="3"/>}</text:span><text:span text:style-name="T9"><text:line-break/></text:span><text:span text:style-name="T9">}</text:span></text:p>
          </draw:text-box>
        </draw:frame>
        <draw:frame draw:style-name="gr3" draw:text-style-name="P8" draw:layer="layout" svg:width="9cm" svg:height="13.157cm" svg:x="18cm" svg:y="7.629cm">
          <draw:text-box>
            <text:p text:style-name="P6"><text:span text:style-name="T11">&lt;</text:span><text:span text:style-name="T12">android.support.constraint.FrameLayout </text:span><text:span text:style-name="T13">xmlns:</text:span><text:span text:style-name="T14">android</text:span><text:span text:style-name="T13">=</text:span><text:span text:style-name="T15">"http://schemas.android.com/apk/res/android" <text:s text:c="3"/></text:span><text:span text:style-name="T13">xmlns:</text:span><text:span text:style-name="T14">app</text:span><text:span text:style-name="T13">=</text:span><text:span text:style-name="T15">"http://schemas.android.com/apk/res-auto"</text:span><text:span text:style-name="T15"><text:line-break/></text:span><text:span text:style-name="T15"> <text:s text:c="3"/></text:span><text:span text:style-name="T14">android</text:span><text:span text:style-name="T13">:layout_width=</text:span><text:span text:style-name="T15">"match_parent"</text:span><text:span text:style-name="T15"><text:line-break/></text:span><text:span text:style-name="T15"> <text:s text:c="3"/></text:span><text:span text:style-name="T14">android</text:span><text:span text:style-name="T13">:layout_height=</text:span><text:span text:style-name="T15">"match_parent"</text:span><text:span text:style-name="T11">&gt;</text:span><text:span text:style-name="T11"><text:line-break/></text:span><text:span text:style-name="T16"><text:line-break/></text:span><text:span text:style-name="T16"> <text:s text:c="3"/></text:span><text:span text:style-name="T17">&lt;</text:span><text:span text:style-name="T18">TextView</text:span><text:span text:style-name="T18"><text:line-break/></text:span><text:span text:style-name="T18"> <text:s text:c="7"/></text:span><text:span text:style-name="T19">android</text:span><text:span text:style-name="T20">:layout_width=</text:span><text:span text:style-name="T21">"wrap_content"</text:span><text:span text:style-name="T21"><text:line-break/></text:span><text:span text:style-name="T21"> <text:s text:c="7"/></text:span><text:span text:style-name="T19">android</text:span><text:span text:style-name="T20">:layout_height=</text:span><text:span text:style-name="T21">"wrap_content"</text:span><text:span text:style-name="T21"><text:line-break/></text:span><text:span text:style-name="T21"> <text:s text:c="7"/></text:span><text:span text:style-name="T19">android</text:span><text:span text:style-name="T20">:text=</text:span><text:span text:style-name="T21">""</text:span><text:span text:style-name="T21"><text:line-break/></text:span><text:span text:style-name="T21"> <text:s text:c="7"/></text:span><text:span text:style-name="T19">android</text:span><text:span text:style-name="T20">:padding = </text:span><text:span text:style-name="T21">"16dp"</text:span><text:span text:style-name="T21"><text:line-break/></text:span><text:span text:style-name="T21"> <text:s text:c="7"/></text:span><text:span text:style-name="T19">android</text:span><text:span text:style-name="T20">:textSize=</text:span><text:span text:style-name="T21">"20sp"</text:span><text:span text:style-name="T21"><text:line-break/></text:span><text:span text:style-name="T21"> <text:s text:c="7"/></text:span><text:span text:style-name="T17">/&gt;</text:span><text:span text:style-name="T17"><text:line-break/></text:span><text:span text:style-name="T17"><text:line-break/></text:span><text:span text:style-name="T17">&lt;/</text:span><text:span text:style-name="T18">android.support.constraint.FrameLayout</text:span><text:span text:style-name="T2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The xml is in the activity_main.xml file.</text:span></text:p>
              </text:list-item>
              <text:list-item>
                <text:p><text:span text:style-name="T3">The Kotlin code is in the MainActivity.kt file.</text:span></text:p>
              </text:list-item>
              <text:list-item>
                <text:p><text:span text:style-name="T3">We override onCreate() from AppCompatActivity.</text:span></text:p>
              </text:list-item>
              <text:list-item>
                <text:p><text:span text:style-name="T3">Using setContentView, we </text:span><text:span text:style-name="T4">inflate</text:span><text:span text:style-name="T5"> the xml file, then render onto the screen.</text:span></text:p>
              </text:list-item>
              <text:list-item>
                <text:p><text:span text:style-name="T5">Inflation is done by traversing the xml </text:span><text:span text:style-name="T4">tree</text:span><text:span text:style-name="T5">.</text:span><text:span text:style-name="T5"><text:line-break/></text:span><text:span text:style-name="T5"/></text:p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0" draw:layer="layout" svg:width="21.8cm" svg:height="8.251cm" svg:x="2cm" svg:y="13cm">
          <draw:text-box>
            <text:p text:style-name="P9"><text:span text:style-name="T23">class </text:span><text:span text:style-name="T24">MainActivity : AppCompatActivity() {</text:span><text:span text:style-name="T24"><text:line-break/></text:span><text:span text:style-name="T24"> <text:s text:c="3"/></text:span><text:span text:style-name="T23">override fun </text:span><text:span text:style-name="T25">onCreate</text:span><text:span text:style-name="T24">(savedInstanceState: Bundle?) {</text:span><text:span text:style-name="T24"><text:line-break/></text:span><text:span text:style-name="T24"> <text:s text:c="7"/></text:span><text:span text:style-name="T23">super</text:span><text:span text:style-name="T24">.onCreate(savedInstanceState)</text:span><text:span text:style-name="T24"><text:line-break/></text:span><text:span text:style-name="T24"> <text:s text:c="7"/>setContentView(R.layout.activity_main)</text:span><text:span text:style-name="T24"><text:line-break/></text:span><text:span text:style-name="T24"> <text:s text:c="3"/>}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What does this mean for us, practically speaking?</text:span></text:p>
              </text:list-item>
              <text:list-item>
                <text:p><text:span text:style-name="T3">Better learn to manipulate xml directly.</text:span></text:p>
              </text:list-item>
              <text:list-item>
                <text:p><text:span text:style-name="T3">Android Studio also has a GUI (design view) for manipulating xml.</text:span></text:p>
              </text:list-item>
              <text:list-item>
                <text:p><text:span text:style-name="T5">Let‘s see how to develop a simple UI for an app.</text:span></text:p>
              </text:list-item>
              <text:list-item>
                <text:p><text:span text:style-name="T5">Simple process:</text:span></text:p>
                <text:list>
                  <text:list-item>
                    <text:p><text:span text:style-name="T5">Sketch out the app, either by hand or in some software.</text:span></text:p>
                  </text:list-item>
                  <text:list-item>
                    <text:p><text:span text:style-name="T5">Identify elements of your sketch, and decide what Android </text:span><text:span text:style-name="T6">things</text:span><text:span text:style-name="T5"> they correspond to.</text:span></text:p>
                  </text:list-item>
                  <text:list-item>
                    <text:p><text:span text:style-name="T5">Create the xml for your sketch.</text:span></text:p>
                  </text:list-item>
                  <text:list-item>
                    <text:p><text:span text:style-name="T5">Inflate the xml in your Java code.</text:span><text:span text:style-name="T5"><text:line-break/></text:span><text:span text:style-name="T5"/></text:p>
                  </text:list-item>
                </text:list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1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5">Let‘s design a UI without any user interaction, but with a lot of elements on screen.</text:span></text:p>
              </text:list-item>
              <text:list-item>
                <text:p><text:span text:style-name="T5">Identify the elements on the screen.</text:span></text:p>
              </text:list-item>
              <text:list-item>
                <text:p><text:span text:style-name="T5">Are there any elements on screen that you can‘t see?</text:span></text:p>
              </text:list-item>
              <text:list-item>
                <text:p><text:span text:style-name="T5">How does one achieve this specific orientation of these elements?</text:span><text:span text:style-name="T5"><text:line-break/></text:span><text:span text:style-name="T5"/></text:p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1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4">Identify the elements on the screen.</text:span></text:p>
                <text:list>
                  <text:list-item>
                    <text:p><text:span text:style-name="T5">The colored items are all TextView objects, all instances of the View object. This is the basic Android textbox.</text:span></text:p>
                  </text:list-item>
                  <text:list-item>
                    <text:p><text:span text:style-name="T5">How do you color them?</text:span></text:p>
                  </text:list-item>
                </text:list>
              </text:list-item>
              <text:list-item>
                <text:p><text:span text:style-name="T4">Are there any elements on screen that you can‘t see?</text:span></text:p>
                <text:list>
                  <text:list-item>
                    <text:p><text:span text:style-name="T5">There is a LinearLayout ViewGroup organizing all the TextViews in a nice column.</text:span></text:p>
                  </text:list-item>
                  <text:list-item>
                    <text:p><text:span text:style-name="T5">There is another LinearLayout ViewGroup organizing the fourth row into columns.</text:span></text:p>
                  </text:list-item>
                </text:list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2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5">The TextViews are all bumping up against the text boxes.</text:span></text:p>
              </text:list-item>
              <text:list-item>
                <text:p><text:span text:style-name="T5">What if we want to separate them?</text:span></text:p>
              </text:list-item>
              <text:list-item>
                <text:p><text:span text:style-name="T5">We need to add whitespace to the views.</text:span></text:p>
              </text:list-item>
              <text:list-item>
                <text:p><text:span text:style-name="T5">Essentially two ways to add whitespace: padding, and margin.</text:span></text:p>
              </text:list-item>
              <text:list-item>
                <text:p><text:span text:style-name="T5">Attribute android:padding adds space </text:span><text:span text:style-name="T4">inside</text:span><text:span text:style-name="T5"> a view or ViewGroup.</text:span></text:p>
              </text:list-item>
              <text:list-item>
                <text:p><text:span text:style-name="T5">Attribute android:layout_margin adds space </text:span><text:span text:style-name="T4">outside</text:span><text:span text:style-name="T5"> a view or ViewGroup.</text:span></text:p>
              </text:list-item>
              <text:list-item>
                <text:p><text:span text:style-name="T5">Can you identify padding and margin in the following exampl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LinearLayout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5">Let‘s summarize.</text:span></text:p>
              </text:list-item>
              <text:list-item>
                <text:p><text:span text:style-name="T5">We saw the LinearLayout ViewGroup. All views must sit inside a ViewGroup of some sort.</text:span></text:p>
              </text:list-item>
              <text:list-item>
                <text:p><text:span text:style-name="T5">We saw that the LinearLayout can be either horizontal or vertical.</text:span></text:p>
              </text:list-item>
              <text:list-item>
                <text:p><text:span text:style-name="T5">For LinearLayout, the order of items in the xml file matters! </text:span></text:p>
              </text:list-item>
              <text:list-item>
                <text:p><text:span text:style-name="T5">We learned the difference between layout_margin and padding. The key is to also check layout_width and height.</text:span></text:p>
              </text:list-item>
              <text:list-item>
                <text:p><text:span text:style-name="T5">What if I wanted a single View?</text:span></text:p>
              </text:list-item>
              <text:list-item>
                <text:p><text:span text:style-name="T5">What if I wanted Views arranged in a grid?</text:span></text:p>
              </text:list-item>
              <text:list-item>
                <text:p><text:span text:style-name="T5">What if we wanted more flexibility in our layout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3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5">Now, let‘s see an example with a single View.</text:span></text:p>
              </text:list-item>
              <text:list-item>
                <text:p><text:span text:style-name="T5">If you only have a single View, you wrap it in a FrameLayout.</text:span></text:p>
              </text:list-item>
              <text:list-item>
                <text:p><text:span text:style-name="T5">Well, that was straightforward.</text:span></text:p>
              </text:list-item>
              <text:list-item>
                <text:p><text:span text:style-name="T5">But… what if I add more than one View to a FrameLayout?</text:span></text:p>
              </text:list-item>
              <text:list-item>
                <text:p><text:span text:style-name="T5">Does it break?</text:span></text:p>
              </text:list-item>
              <text:list-item>
                <text:p><text:span text:style-name="T5">What happen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FrameLayouts do Z-ordering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5">When you add multiple Views to a FrameLayout, they </text:span><text:span text:style-name="T4">stack</text:span><text:span text:style-name="T5">.</text:span></text:p>
              </text:list-item>
              <text:list-item>
                <text:p><text:span text:style-name="T5">The last added view is seen on top.</text:span></text:p>
              </text:list-item>
              <text:list-item>
                <text:p><text:span text:style-name="T5">This is called Z-ordering. Z here refers to the z-axis that is pointing into the screen.</text:span></text:p>
              </text:list-item>
              <text:list-item>
                <text:p><text:span text:style-name="T5">Using FrameLayouts, we can decide how </text:span><text:span text:style-name="T6">deep</text:span><text:span text:style-name="T7"> some views are relative to others.</text:span></text:p>
              </text:list-item>
              <text:list-item>
                <text:p><text:span text:style-name="T7">This is very useful for overlaying text onto other views, such as im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Grid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7">Imagine you wanted a nice grid of Views.</text:span></text:p>
              </text:list-item>
              <text:list-item>
                <text:p><text:span text:style-name="T7">You could easily do this by nesting LinearLayouts. For instance:</text:span></text:p>
                <text:p><text:span text:style-name="T7">&lt;LinearLayout … android:orientation=vertical&gt;</text:span></text:p>
                <text:list>
                  <text:list-header>
                    <text:p><text:span text:style-name="T7">&lt;LinearLayout … android:orientation=horizontal&gt;</text:span></text:p>
                    <text:p><text:span text:style-name="T7">&lt;/LinearLayout&gt;</text:span></text:p>
                  </text:list-header>
                </text:list>
                <text:p><text:span text:style-name="T7">&lt;/LinearLayout&gt;</text:span></text:p>
              </text:list-item>
              <text:list-item>
                <text:p><text:span text:style-name="T7">What‘s the problem with this?</text:span></text:p>
              </text:list-item>
              <text:list-item>
                <text:p><text:span text:style-name="T7">It may take the OS a lot of </text:span><text:span text:style-name="T26">time</text:span><text:span text:style-name="T7"> to traverse the tree corresponding to this view hierarch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Grids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7">Fortunately, GridLayout exists for this sole purpose.</text:span></text:p>
              </text:list-item>
              <text:list-item>
                <text:p><text:span text:style-name="T7">Not a lot of developers seem to know about it.</text:span></text:p>
                <text:list>
                  <text:list-item>
                    <text:p><text:span text:style-name="T7">It’s a little annoying to use sometimes.</text:span></text:p>
                  </text:list-item>
                </text:list>
              </text:list-item>
              <text:list-item>
                <text:p><text:span text:style-name="T7">You can create a grid of views on the screen.</text:span></text:p>
              </text:list-item>
              <text:list-item>
                <text:p><text:span text:style-name="T7">Each view can span one or more grid cells.</text:span></text:p>
              </text:list-item>
              <text:list-item>
                <text:p><text:span text:style-name="T7">It‘s more efficient than a whole bunch of nested LinearLayouts.</text:span></text:p>
              </text:list-item>
              <text:list-item>
                <text:p><text:span text:style-name="T7">Best to learn by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4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7">GridLayout in this example.</text:span></text:p>
              </text:list-item>
              <text:list-item>
                <text:p><text:span text:style-name="T7">Notice how you can make a view span more than one row or column in the grid.</text:span></text:p>
              </text:list-item>
              <text:list-item>
                <text:p><text:span text:style-name="T7">Specify the number of columns up front.</text:span></text:p>
              </text:list-item>
              <text:list-item>
                <text:p><text:span text:style-name="T7">Don‘t worry about ordering. Android will arrange views for you.</text:span></text:p>
              </text:list-item>
              <text:list-item>
                <text:p><text:span text:style-name="T7">Grid cells are given a </text:span><text:span text:style-name="T6">linear</text:span><text:span text:style-name="T7"> index. You start with top left, and <text:s/>count to find the index of the grid cell you‘re 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RelativeLayout</text:span></text:p>
          </draw:text-box>
        </draw:frame>
        <draw:frame presentation:style-name="pr4" draw:text-style-name="P5" draw:layer="layout" svg:width="24cm" svg:height="12.18cm" svg:x="1.9cm" svg:y="5.3cm" presentation:class="outline" presentation:user-transformed="true">
          <draw:text-box>
            <text:list text:style-name="L3">
              <text:list-item>
                <text:p><text:span text:style-name="T7">RelativeLayout can do everything we discussed with the other ViewGroup types, and more.</text:span></text:p>
              </text:list-item>
              <text:list-item>
                <text:p><text:span text:style-name="T7">As the name implies, it allows you to position child Views relative to the parent (the RelativeLayout itself).</text:span></text:p>
              </text:list-item>
              <text:list-item>
                <text:p><text:span text:style-name="T7">It also allows you to position child Views relative to each other!</text:span></text:p>
              </text:list-item>
              <text:list-item>
                <text:p><text:span text:style-name="T7">As you can imagine, far more flexible than LinearLayouts.</text:span></text:p>
              </text:list-item>
              <text:list-item>
                <text:p><text:span text:style-name="T7">The child Views can even be other ViewGroups.</text:span></text:p>
              </text:list-item>
              <text:list-item>
                <text:p><text:span text:style-name="T7">Allows you to develop elegant and potentially complex U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5</text:span></text:p>
          </draw:text-box>
        </draw:frame>
        <draw:frame presentation:style-name="pr4" draw:text-style-name="P5" draw:layer="layout" svg:width="24cm" svg:height="12.18cm" svg:x="1.9cm" svg:y="5.3cm" presentation:class="outline" presentation:user-transformed="true">
          <draw:text-box>
            <text:list text:style-name="L3">
              <text:list-item>
                <text:p><text:span text:style-name="T7">This example shows a RelativeLayout.</text:span></text:p>
              </text:list-item>
              <text:list-item>
                <text:p><text:span text:style-name="T7">There are a whole bunch of things to pay attention to.</text:span></text:p>
              </text:list-item>
              <text:list-item>
                <text:p><text:span text:style-name="T7">Since Views are positioned relative to each other, you need a way to </text:span><text:span text:style-name="T6">identify</text:span><text:span text:style-name="T7"> a view. For this, we use android:id=“stuff“.</text:span></text:p>
              </text:list-item>
              <text:list-item>
                <text:p><text:span text:style-name="T7">If you‘re </text:span><text:span text:style-name="T6">creating</text:span><text:span text:style-name="T7"> an id, do android:id=“@+id/name_of_view“.</text:span></text:p>
              </text:list-item>
              <text:list-item>
                <text:p><text:span text:style-name="T7">If you‘re simply referring to an id, do android:id=“@id/name“.</text:span></text:p>
              </text:list-item>
              <text:list-item>
                <text:p><text:span text:style-name="T7">Note the alignment parameters wrt both the parent and child views.</text:span></text:p>
              </text:list-item>
              <text:list-item>
                <text:p><text:span text:style-name="T7">We also added a </text:span><text:span text:style-name="T26">weight</text:span><text:span text:style-name="T7"> to the EditText. A larger value of layout_weight allows this EditText to expand to fill up any space in the LinearLayo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Summary</text:span></text:p>
          </draw:text-box>
        </draw:frame>
        <draw:frame presentation:style-name="pr4" draw:text-style-name="P5" draw:layer="layout" svg:width="24cm" svg:height="12.18cm" svg:x="1.9cm" svg:y="5.3cm" presentation:class="outline" presentation:user-transformed="true">
          <draw:text-box>
            <text:list text:style-name="L3">
              <text:list-item>
                <text:p><text:span text:style-name="T7">LinearLayouts allow for row/column arrangements of Views.</text:span></text:p>
              </text:list-item>
              <text:list-item>
                <text:p><text:span text:style-name="T7">FrameLayouts stack their views, allow for z-ordering.</text:span></text:p>
              </text:list-item>
              <text:list-item>
                <text:p><text:span text:style-name="T7">GridLayouts allow for grid arrangements of views.</text:span></text:p>
              </text:list-item>
              <text:list-item>
                <text:p><text:span text:style-name="T7">RelativeLayouts allow you to do all the above, and more.</text:span></text:p>
              </text:list-item>
              <text:list-item>
                <text:p><text:span text:style-name="T7">Clearly, RelativeLayouts are the most flexible and powerful.</text:span></text:p>
              </text:list-item>
              <text:list-item>
                <text:p><text:span text:style-name="T7">The Android default is ConstraintLayo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Lab</text:span></text:p>
          </draw:text-box>
        </draw:frame>
        <draw:frame presentation:style-name="pr4" draw:text-style-name="P5" draw:layer="layout" svg:width="24cm" svg:height="12.18cm" svg:x="1.9cm" svg:y="5.3cm" presentation:class="outline" presentation:user-transformed="true">
          <draw:text-box>
            <text:list text:style-name="L3">
              <text:list-item>
                <text:p><text:span text:style-name="T7">Let’s do a lab where you implement some of these views.</text:span></text:p>
              </text:list-item>
              <text:list-item>
                <text:p><text:span text:style-name="T7">Implement the UI for the sketch on Canvas.</text:span></text:p>
              </text:list-item>
              <text:list-item>
                <text:p><text:span text:style-name="T7">First, implement using LinearLayout.</text:span></text:p>
              </text:list-item>
              <text:list-item>
                <text:p><text:span text:style-name="T7">Next, implement using RelativeLayout.</text:span></text:p>
              </text:list-item>
              <text:list-item>
                <text:p><text:span text:style-name="T7">If you want, try and implement with GridLayo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Courier New" svg:font-family="'Courier New'" style:font-pitch="variable"/>
    <style:font-face style:name="Courier New1" svg:font-family="'Courier New'"/>
    <style:font-face style:name="Droid Sans Fallback" svg:font-family="'Droid Sans Fallback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adornments="Normal" style:font-family-generic="swiss" style:font-pitch="variable"/>
    <style:font-face style:name="Open Sans3" svg:font-family="'Open Sans'" style:font-adornments="Normal" style:font-family-generic="roman" style:font-pitch="variable"/>
    <style:font-face style:name="Open Sans4" svg:font-family="'Open Sans'" style:font-adornments="Bold" style:font-family-generic="swiss" style:font-pitch="variable"/>
    <style:font-face style:name="Open Sans5" svg:font-family="'Open Sans'" style:font-adornments="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Open Sans4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Open Sans2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8-15T14:22:19.232000000</meta:creation-date>
    <meta:editing-duration>PT11H37M3S</meta:editing-duration>
    <meta:editing-cycles>209</meta:editing-cycles>
    <meta:generator>LibreOffice/7.2.6.2$Windows_X86_64 LibreOffice_project/b0ec3a565991f7569a5a7f5d24fed7f52653d754</meta:generator>
    <dc:date>2022-06-07T13:42:33.461000000</dc:date>
    <meta:document-statistic meta:object-count="131"/>
  </office:meta>
</office:document-meta>
</file>

<file path=Settings/ColorTable.xml><?xml version="1.0" encoding="utf-8"?>
<ooo:color-table xmlns:ooo="http://openoffice.org/2004/office" xmlns:office="urn:oasis:names:tc:opendocument:xmlns:office:1.0" xmlns:draw="urn:oasis:names:tc:opendocument:xmlns:drawing:1.0" xmlns:xlink="http://www.w3.org/1999/xlink" xmlns:svg="http://www.w3.org/2000/svg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